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75ace" officeooo:paragraph-rsid="00175ace"/>
    </style:style>
    <style:style style:name="P2" style:family="paragraph" style:parent-style-name="Standard">
      <style:text-properties officeooo:rsid="00175ace" officeooo:paragraph-rsid="00310d77"/>
    </style:style>
    <style:style style:name="P3" style:family="paragraph" style:parent-style-name="Standard">
      <style:text-properties officeooo:rsid="0018d0af" officeooo:paragraph-rsid="0018d0af"/>
    </style:style>
    <style:style style:name="P4" style:family="paragraph" style:parent-style-name="Standard">
      <style:text-properties officeooo:rsid="0018d0af" officeooo:paragraph-rsid="00323fd2"/>
    </style:style>
    <style:style style:name="P5" style:family="paragraph" style:parent-style-name="Standard">
      <style:text-properties officeooo:rsid="001a95c7" officeooo:paragraph-rsid="001a95c7"/>
    </style:style>
    <style:style style:name="P6" style:family="paragraph" style:parent-style-name="Standard">
      <style:text-properties officeooo:rsid="001aea38" officeooo:paragraph-rsid="001aea38"/>
    </style:style>
    <style:style style:name="P7" style:family="paragraph" style:parent-style-name="Standard">
      <style:text-properties officeooo:rsid="001c881c" officeooo:paragraph-rsid="001c881c"/>
    </style:style>
    <style:style style:name="P8" style:family="paragraph" style:parent-style-name="Standard">
      <style:text-properties officeooo:rsid="001c881c" officeooo:paragraph-rsid="002e16a2"/>
    </style:style>
    <style:style style:name="P9" style:family="paragraph" style:parent-style-name="Standard">
      <style:text-properties officeooo:rsid="001c881c" officeooo:paragraph-rsid="00310d77"/>
    </style:style>
    <style:style style:name="P10" style:family="paragraph" style:parent-style-name="Standard">
      <style:text-properties officeooo:paragraph-rsid="001c881c"/>
    </style:style>
    <style:style style:name="P11" style:family="paragraph" style:parent-style-name="Standard">
      <style:text-properties officeooo:rsid="001d4a78" officeooo:paragraph-rsid="001d4a78"/>
    </style:style>
    <style:style style:name="P12" style:family="paragraph" style:parent-style-name="Standard">
      <style:text-properties officeooo:rsid="001d4a78" officeooo:paragraph-rsid="00212146"/>
    </style:style>
    <style:style style:name="P13" style:family="paragraph" style:parent-style-name="Standard">
      <style:text-properties officeooo:rsid="001d4a78" officeooo:paragraph-rsid="002268a1"/>
    </style:style>
    <style:style style:name="P14" style:family="paragraph" style:parent-style-name="Standard">
      <style:text-properties officeooo:rsid="001d4a78" officeooo:paragraph-rsid="00310d77"/>
    </style:style>
    <style:style style:name="P15" style:family="paragraph" style:parent-style-name="Standard">
      <style:text-properties officeooo:paragraph-rsid="001d4a78"/>
    </style:style>
    <style:style style:name="P16" style:family="paragraph" style:parent-style-name="Standard">
      <style:text-properties officeooo:rsid="002268a1" officeooo:paragraph-rsid="002268a1"/>
    </style:style>
    <style:style style:name="P17" style:family="paragraph" style:parent-style-name="Standard">
      <style:text-properties officeooo:rsid="002268a1" officeooo:paragraph-rsid="00310d77"/>
    </style:style>
    <style:style style:name="P18" style:family="paragraph" style:parent-style-name="Standard">
      <style:text-properties officeooo:rsid="0023fa8a" officeooo:paragraph-rsid="0023fa8a"/>
    </style:style>
    <style:style style:name="P19" style:family="paragraph" style:parent-style-name="Standard">
      <style:text-properties officeooo:rsid="0023fa8a" officeooo:paragraph-rsid="0024d78f"/>
    </style:style>
    <style:style style:name="P20" style:family="paragraph" style:parent-style-name="Standard">
      <style:text-properties officeooo:paragraph-rsid="0023fa8a"/>
    </style:style>
    <style:style style:name="P21" style:family="paragraph" style:parent-style-name="Standard">
      <style:text-properties fo:font-weight="bold" officeooo:rsid="001aea38" officeooo:paragraph-rsid="0025a094" style:font-weight-asian="bold" style:font-weight-complex="bold"/>
    </style:style>
    <style:style style:name="P22" style:family="paragraph" style:parent-style-name="Standard">
      <style:text-properties fo:font-weight="bold" officeooo:paragraph-rsid="001c881c" style:font-weight-asian="bold" style:font-weight-complex="bold"/>
    </style:style>
    <style:style style:name="P23" style:family="paragraph" style:parent-style-name="Standard">
      <style:text-properties fo:font-weight="bold" officeooo:paragraph-rsid="001d4a78" style:font-weight-asian="bold" style:font-weight-complex="bold"/>
    </style:style>
    <style:style style:name="P24" style:family="paragraph" style:parent-style-name="Standard">
      <style:text-properties fo:font-weight="bold" officeooo:rsid="00175ace" officeooo:paragraph-rsid="00175ace" style:font-weight-asian="bold" style:font-weight-complex="bold"/>
    </style:style>
    <style:style style:name="P25" style:family="paragraph" style:parent-style-name="Standard">
      <style:text-properties fo:font-weight="bold" officeooo:rsid="00175ace" officeooo:paragraph-rsid="00310d77" style:font-weight-asian="bold" style:font-weight-complex="bold"/>
    </style:style>
    <style:style style:name="P26" style:family="paragraph" style:parent-style-name="Standard">
      <style:text-properties fo:font-weight="bold" officeooo:rsid="00212146" officeooo:paragraph-rsid="00212146" style:font-weight-asian="bold" style:font-weight-complex="bold"/>
    </style:style>
    <style:style style:name="P27" style:family="paragraph" style:parent-style-name="Standard">
      <style:text-properties fo:font-weight="bold" officeooo:rsid="00212146" officeooo:paragraph-rsid="00310d77" style:font-weight-asian="bold" style:font-weight-complex="bold"/>
    </style:style>
    <style:style style:name="P28" style:family="paragraph" style:parent-style-name="Standard">
      <style:text-properties fo:font-weight="bold" officeooo:paragraph-rsid="0023fa8a" style:font-weight-asian="bold" style:font-weight-complex="bold"/>
    </style:style>
    <style:style style:name="P29" style:family="paragraph" style:parent-style-name="Standard">
      <style:text-properties fo:font-weight="bold" officeooo:rsid="0023fa8a" officeooo:paragraph-rsid="0023fa8a" style:font-weight-asian="bold" style:font-weight-complex="bold"/>
    </style:style>
    <style:style style:name="P30" style:family="paragraph" style:parent-style-name="Standard">
      <style:text-properties fo:font-weight="bold" officeooo:rsid="0023fa8a" officeooo:paragraph-rsid="0024d78f" style:font-weight-asian="bold" style:font-weight-complex="bold"/>
    </style:style>
    <style:style style:name="P31" style:family="paragraph" style:parent-style-name="Standard">
      <style:text-properties fo:font-weight="bold" officeooo:paragraph-rsid="0024d78f" style:font-weight-asian="bold" style:font-weight-complex="bold"/>
    </style:style>
    <style:style style:name="P32" style:family="paragraph" style:parent-style-name="Standard">
      <style:text-properties fo:font-weight="bold" officeooo:paragraph-rsid="00267e1a" style:font-weight-asian="bold" style:font-weight-complex="bold"/>
    </style:style>
    <style:style style:name="P33" style:family="paragraph" style:parent-style-name="Standard">
      <style:text-properties fo:font-weight="bold" officeooo:rsid="00267e1a" officeooo:paragraph-rsid="00267e1a" style:font-weight-asian="bold" style:font-weight-complex="bold"/>
    </style:style>
    <style:style style:name="P34" style:family="paragraph" style:parent-style-name="Standard">
      <style:text-properties fo:font-weight="bold" officeooo:paragraph-rsid="002e16a2" style:font-weight-asian="bold" style:font-weight-complex="bold"/>
    </style:style>
    <style:style style:name="P35" style:family="paragraph" style:parent-style-name="Standard">
      <style:text-properties fo:font-weight="bold" officeooo:rsid="002f4aa8" officeooo:paragraph-rsid="002f4aa8" style:font-weight-asian="bold" style:font-weight-complex="bold"/>
    </style:style>
    <style:style style:name="P36" style:family="paragraph" style:parent-style-name="Standard">
      <style:text-properties fo:font-weight="bold" officeooo:rsid="001d4a78" officeooo:paragraph-rsid="00310d77" style:font-weight-asian="bold" style:font-weight-complex="bold"/>
    </style:style>
    <style:style style:name="P37" style:family="paragraph" style:parent-style-name="Standard">
      <style:text-properties fo:font-weight="bold" officeooo:paragraph-rsid="00310d77" style:font-weight-asian="bold" style:font-weight-complex="bold"/>
    </style:style>
    <style:style style:name="P38" style:family="paragraph" style:parent-style-name="Standard">
      <style:text-properties officeooo:paragraph-rsid="00267e1a"/>
    </style:style>
    <style:style style:name="P39" style:family="paragraph" style:parent-style-name="Standard">
      <style:text-properties style:text-underline-style="solid" style:text-underline-width="auto" style:text-underline-color="font-color" fo:font-weight="bold" officeooo:rsid="001aea38" officeooo:paragraph-rsid="0025a094" style:font-weight-asian="bold" style:font-weight-complex="bold"/>
    </style:style>
    <style:style style:name="P40" style:family="paragraph" style:parent-style-name="Standard">
      <style:text-properties style:text-underline-style="solid" style:text-underline-width="auto" style:text-underline-color="font-color" fo:font-weight="bold" officeooo:rsid="001aea38" officeooo:paragraph-rsid="001aea38" style:font-weight-asian="bold" style:font-weight-complex="bold"/>
    </style:style>
    <style:style style:name="P41" style:family="paragraph" style:parent-style-name="Standard">
      <style:text-properties style:text-underline-style="solid" style:text-underline-width="auto" style:text-underline-color="font-color" fo:font-weight="bold" officeooo:rsid="001aea38" officeooo:paragraph-rsid="00315d1d" style:font-weight-asian="bold" style:font-weight-complex="bold"/>
    </style:style>
    <style:style style:name="P42" style:family="paragraph" style:parent-style-name="Standard">
      <style:text-properties officeooo:paragraph-rsid="00310d77"/>
    </style:style>
    <style:style style:name="P43" style:family="paragraph" style:parent-style-name="Standard">
      <style:text-properties officeooo:rsid="00310d77" officeooo:paragraph-rsid="00310d77"/>
    </style:style>
    <style:style style:name="P44" style:family="paragraph" style:parent-style-name="Standard">
      <style:text-properties style:text-underline-style="none" fo:font-weight="normal" officeooo:rsid="0033a5a2" officeooo:paragraph-rsid="0033a5a2" style:font-weight-asian="normal" style:font-weight-complex="normal"/>
    </style:style>
    <style:style style:name="T1" style:family="text">
      <style:text-properties officeooo:rsid="0018d0af"/>
    </style:style>
    <style:style style:name="T2" style:family="text">
      <style:text-properties officeooo:rsid="001a95c7"/>
    </style:style>
    <style:style style:name="T3" style:family="text">
      <style:text-properties officeooo:rsid="001c881c"/>
    </style:style>
    <style:style style:name="T4" style:family="text">
      <style:text-properties officeooo:rsid="001d4a78"/>
    </style:style>
    <style:style style:name="T5" style:family="text">
      <style:text-properties officeooo:rsid="00202cb7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212146" style:font-weight-asian="bold" style:font-weight-complex="bold"/>
    </style:style>
    <style:style style:name="T8" style:family="text">
      <style:text-properties fo:font-weight="bold" officeooo:rsid="002f4aa8" style:font-weight-asian="bold" style:font-weight-complex="bold"/>
    </style:style>
    <style:style style:name="T9" style:family="text">
      <style:text-properties fo:font-weight="bold" officeooo:rsid="002f9e49" style:font-weight-asian="bold" style:font-weight-complex="bold"/>
    </style:style>
    <style:style style:name="T10" style:family="text">
      <style:text-properties fo:font-weight="bold" officeooo:rsid="001a95c7" style:font-weight-asian="bold" style:font-weight-complex="bold"/>
    </style:style>
    <style:style style:name="T11" style:family="text">
      <style:text-properties officeooo:rsid="0023fa8a"/>
    </style:style>
    <style:style style:name="T12" style:family="text">
      <style:text-properties officeooo:rsid="0024d78f"/>
    </style:style>
    <style:style style:name="T13" style:family="text">
      <style:text-properties officeooo:rsid="0025a094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officeooo:rsid="002f9e49"/>
    </style:style>
    <style:style style:name="T16" style:family="text">
      <style:text-properties style:text-underline-style="none"/>
    </style:style>
    <style:style style:name="T17" style:family="text">
      <style:text-properties officeooo:rsid="00343b33"/>
    </style:style>
    <style:style style:name="T18" style:family="text">
      <style:text-properties officeooo:rsid="00361ac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finance Proposal <text:s/></text:p>
      <text:p text:style-name="P1"/>
      <text:p text:style-name="P1">1) <text:s/>The first page will be render (Broker <text:s/>page , refferal page <text:s/>, Cleint page <text:s/>) one of them by giving</text:p>
      <text:p text:style-name="P1">url.</text:p>
      <text:p text:style-name="P1">eg...<text:a xlink:type="simple" xlink:href="http://localhost:8080/proposalRefinance?action=B&amp;&amp;opp_id=4406">http://localhost:8080/proposalRefinance?action=B&amp;&amp;opp_id=4406</text:a></text:p>
      <text:p text:style-name="P1"/>
      <text:p text:style-name="P1">i) Here B is denoted as Broker and opp_id is opportunity Id. ( same as C=Client and R=Refferal)</text:p>
      <text:p text:style-name="P1"/>
      <text:p text:style-name="P1"><text:span text:style-name="T1">ii) </text:span>Before showing the page (Broker,Client ,Refferal ) ,The expiry date will be check which <text:s/>is stored in couchbase, if it expired then the expiry date page will shown.</text:p>
      <text:p text:style-name="P3"/>
      <text:p text:style-name="P4">iii) <text:s/>If the <text:span text:style-name="T2">Url</text:span> goes to <text:span text:style-name="T6">broker page</text:span> <text:s/>and the date will expired then the broker can extend the date and the broker page will be rendered.</text:p>
      <text:p text:style-name="P3"/>
      <text:p text:style-name="P4">iv) If <text:span text:style-name="T2">the Url goes <text:s/>to </text:span><text:span text:style-name="T10">Client page</text:span><text:span text:style-name="T2"> and the date will expired the client will shown the expired page, the client has given has not given to extend the <text:s/>expiry date.</text:span></text:p>
      <text:p text:style-name="P3"/>
      <text:p text:style-name="P5">v) If the Url goes to <text:span text:style-name="T6">Refferal Page</text:span> and the date will expired the Refferal will shown the expired page, the refferal has not given to extend the expiry date.</text:p>
      <text:p text:style-name="P5"/>
      <text:p text:style-name="P5"/>
      <text:p text:style-name="P40">2) <text:s/><text:span text:style-name="T3">In Broker page Information</text:span></text:p>
      <text:p text:style-name="P6"/>
      <text:p text:style-name="P22"><text:span text:style-name="T11">A) Label: </text:span>Original Desired </text:p>
      <text:p text:style-name="P10"><text:s/><text:span text:style-name="T3">The data is coming from coucbase in json <text:s/>which is binded to vaadin ,the data will display in <text:s/>square box in a binded formattted, the edit button has given to update the value .</text:span></text:p>
      <text:p text:style-name="P7">After click the update button the save button will render and the updated data will be stored in couchbase , once the data will submitted the save button will disappear.</text:p>
      <text:p text:style-name="P7"/>
      <text:p text:style-name="P22"><text:span text:style-name="T11">B) Label: </text:span>Our Recommendatio<text:span text:style-name="T3">n</text:span></text:p>
      <text:p text:style-name="P7"/>
      <text:p text:style-name="P7">- The data will coming from coucbase , Here The data will appear on company name based,</text:p>
      <text:p text:style-name="P7"><text:s text:c="2"/>which is coming from odoo <text:s text:c="8"/>.. eg(companyName = WFG).</text:p>
      <text:p text:style-name="P7"><text:span text:style-name="T4">- I</text:span>f company name is wfg then the Combined Recommendation will appear otherwise single <text:s text:c="16"/>Recommendation will appear</text:p>
      <text:p text:style-name="P11">- The edit button has given to broker , after click the edit button the save button will shown and - - <text:s/>- - Update the data in couchbase , Once update the data the submit button will disappear.</text:p>
      <text:p text:style-name="P7"/>
      <text:p text:style-name="P7"/>
      <text:p text:style-name="P23"><text:span text:style-name="T11">C) Label : </text:span>Comparison</text:p>
      <text:p text:style-name="P7"/>
      <text:p text:style-name="P11">The comparison data will coming from couchbase and binded to vaadin , the data will display in square box , it has no function for update <text:s/>the <text:s/>data .</text:p>
      <text:p text:style-name="P11"/>
      <text:p text:style-name="P23"><text:span text:style-name="T11">D) Label : </text:span>Best Variable Options</text:p>
      <text:p text:style-name="P15"/>
      <text:p text:style-name="P11">- The data is coming from couchbase in json and it binded <text:s/>in vaadin in table form .</text:p>
      <text:p text:style-name="P11">- The Variable data is collecting while condition on Mortgage type which is stored in couchbase,</text:p>
      <text:p text:style-name="P11">where ever the <text:span text:style-name="T6">mortgage type </text:span><text:span text:style-name="T7">=</text:span><text:span text:style-name="T6">2</text:span> collect <text:s/>the data in best varibale in table form .</text:p>
      <text:p text:style-name="P11">- The Best Variable option has delete and edit button to each row in table ,</text:p>
      <text:p text:style-name="P11">- <text:span text:style-name="T5">While click on edit button <text:s/>the selected row will be edited and after updated done the selected row come in normal form.</text:span></text:p>
      <text:p text:style-name="P11"><text:soft-page-break/>- <text:span text:style-name="T5">while click on delete button the the selected remove from table and also remove from couchbase.</text:span></text:p>
      <text:p text:style-name="P5"/>
      <text:p text:style-name="P24"><text:span text:style-name="T11">E) Label : <text:s/></text:span>Best Fixed Options</text:p>
      <text:p text:style-name="P12">- The data is coming from couchbase in json and it binded <text:s/>in vaadin in table form .</text:p>
      <text:p text:style-name="P12">- The Variable data is collecting while condition on Mortgage type which is stored in couchbase,</text:p>
      <text:p text:style-name="P12">where ever the<text:span text:style-name="T6"> mortgage type</text:span><text:span text:style-name="T7">=3</text:span> collect <text:s/>the data in best varibale in table form .</text:p>
      <text:p text:style-name="P12">- The Best Variable option has delete and edit button to each row in table ,</text:p>
      <text:p text:style-name="P12">- <text:span text:style-name="T5">While click on edit button <text:s/>the selected row will be edited and after updated done the selected row come in normal form.</text:span></text:p>
      <text:p text:style-name="P12">- <text:span text:style-name="T5">while click on delete button the the selected remove from table and also remove from couchbase.</text:span></text:p>
      <text:p text:style-name="P1"/>
      <text:p text:style-name="P26"><text:span text:style-name="T11">F</text:span>) Label: Best Combined Option</text:p>
      <text:p text:style-name="P13">- The data is coming from couchbase in json and it binded <text:s/>in vaadin in table form .</text:p>
      <text:p text:style-name="P16">If the combine Data is present in Couchbase it will render in page otherwise it will disappear.</text:p>
      <text:p text:style-name="P13">- The Best Variable option has delete and edit button to each row in table ,</text:p>
      <text:p text:style-name="P13">- <text:span text:style-name="T5">While click on edit button <text:s/>the selected row will be edited and after updated done the selected row come in normal form.</text:span></text:p>
      <text:p text:style-name="P13">- <text:span text:style-name="T5">while click on delete button the the selected remove from table and also remove from couchbase.</text:span></text:p>
      <text:p text:style-name="P13"/>
      <text:p text:style-name="P28"><text:span text:style-name="T11">G)Label: <text:s/></text:span>Why it Makes Sense</text:p>
      <text:p text:style-name="P20"/>
      <text:p text:style-name="P18">- The <text:s/>json Data is coming from couchbase and will render on page.</text:p>
      <text:p text:style-name="P18"/>
      <text:p text:style-name="P29">H)Label: Debt Re-Structuring</text:p>
      <text:p text:style-name="P18">- The <text:s/>json Data is coming from couchbase and will render on page.</text:p>
      <text:p text:style-name="P18"/>
      <text:p text:style-name="P30"><text:span text:style-name="T12">I</text:span>)Label:Highlights</text:p>
      <text:p text:style-name="P19">- The <text:s/>json Data is coming from couchbase and will render on page.</text:p>
      <text:p text:style-name="P18"/>
      <text:p text:style-name="P31"><text:span text:style-name="T12">J)Label:</text:span>Options</text:p>
      <text:p text:style-name="P19">- The <text:s/>json Data is coming from couchbase and will render on page.</text:p>
      <text:p text:style-name="P19"/>
      <text:p text:style-name="P31"><text:span text:style-name="T12">K)Label: Goals</text:span></text:p>
      <text:p text:style-name="P19">- The <text:s/>json Data is coming from couchbase and will render on page.</text:p>
      <text:p text:style-name="P31"><text:span text:style-name="T12">L)Label: <text:s/></text:span>Instructions</text:p>
      <text:p text:style-name="P19">- The <text:s/>json Data is coming from couchbase and will render on page.</text:p>
      <text:p text:style-name="P19"/>
      <text:p text:style-name="P39"><text:span text:style-name="T13">3</text:span>) <text:s/><text:span text:style-name="T3">In Client <text:s/>page Information</text:span></text:p>
      <text:p text:style-name="P21"/>
      <text:p text:style-name="P33"><text:span text:style-name="T14">The</text:span> <text:span text:style-name="T14">Client can submit the form by selecting the <text:s/>product.</text:span></text:p>
      <text:p text:style-name="P32"><text:span text:style-name="T11">A) Label: </text:span>Original Desired </text:p>
      <text:p text:style-name="P38"><text:s/><text:span text:style-name="T3">The data is coming from coucbase in json <text:s/>which is binded to vaadin ,the data will display in <text:s text:c="3"/>square box. <text:s/>The <text:s/>data will be submitted in <text:s/>selectedRecommendation <text:s/>in couchbase.</text:span></text:p>
      <text:p text:style-name="P35">(Initially there is textbox <text:s/><text:span text:style-name="T15">for select the product</text:span>, now it has remove for selected Product )</text:p>
      <text:p text:style-name="P34"><text:span text:style-name="T11">B) Label: </text:span>Our Recommendatio<text:span text:style-name="T3">n</text:span></text:p>
      <text:p text:style-name="P8"/>
      <text:p text:style-name="P8">- The data will coming from coucbase , Here The data will appear on company name based,</text:p>
      <text:p text:style-name="P8"><text:s text:c="2"/>which is coming from odoo <text:s text:c="8"/>.. eg(companyName = WFG).</text:p>
      <text:p text:style-name="P8"><text:span text:style-name="T4">- I</text:span>f company name is wfg then the Combined Recommendation will appear otherwise single</text:p>
      <text:p text:style-name="P9">The <text:s/>data will be submitted in <text:s/>selectedRecommendation <text:s/>in couchbase. <text:s text:c="5"/></text:p>
      <text:p text:style-name="P9"><text:span text:style-name="T8">(Initially there is textbox <text:s/></text:span><text:span text:style-name="T9">for select the product</text:span><text:span text:style-name="T8">, now it has remove for selected Product )</text:span> <text:s text:c="8"/><text:span text:style-name="T4"><text:s/></text:span></text:p>
      <text:p text:style-name="P37"/>
      <text:p text:style-name="P37"><text:soft-page-break/><text:span text:style-name="T11">C) Label : </text:span>Comparison</text:p>
      <text:p text:style-name="P9"/>
      <text:p text:style-name="P14">The comparison data will coming from couchbase and binded to vaadin , the data will display in square box , it has no function for update <text:s/>the <text:s/>data .</text:p>
      <text:p text:style-name="P14"/>
      <text:p text:style-name="P37"><text:span text:style-name="T11">D) Label : </text:span>Best Variable Options</text:p>
      <text:p text:style-name="P42"/>
      <text:p text:style-name="P14">- The data is coming from couchbase in json and it binded <text:s/>in vaadin in table form .</text:p>
      <text:p text:style-name="P14">- The Variable data is collecting while condition on Mortgage type which is stored in couchbase,</text:p>
      <text:p text:style-name="P14">where ever the <text:span text:style-name="T6">mortgage type </text:span><text:span text:style-name="T7">=</text:span><text:span text:style-name="T6">2</text:span> collect <text:s/>the data in best varibale in table form .</text:p>
      <text:p text:style-name="P43">- the selected row will be submitted in coucbase.</text:p>
      <text:p text:style-name="P43"/>
      <text:p text:style-name="P25"><text:span text:style-name="T11">E) Label : <text:s/></text:span>Best Fixed Options</text:p>
      <text:p text:style-name="P14">- The data is coming from couchbase in json and it binded <text:s/>in vaadin in table form .</text:p>
      <text:p text:style-name="P14">- The Variable data is collecting while condition on Mortgage type which is stored in couchbase,</text:p>
      <text:p text:style-name="P14">where ever the<text:span text:style-name="T6"> mortgage type</text:span><text:span text:style-name="T7">=3</text:span> collect <text:s/>the data in best varibale in table form .</text:p>
      <text:p text:style-name="P43">- the selected row will be submitted in coucbase.</text:p>
      <text:p text:style-name="P2"/>
      <text:p text:style-name="P27"><text:span text:style-name="T11">F</text:span>) Label: Best Combined Option</text:p>
      <text:p text:style-name="P14">- The data is coming from couchbase in json and it binded <text:s/>in vaadin in table form .</text:p>
      <text:p text:style-name="P17">If the combine Data is present in Couchbase it will render in page otherwise it will disappear.</text:p>
      <text:p text:style-name="P43">- the selected row will be submitted in coucbase.</text:p>
      <text:p text:style-name="P36"/>
      <text:p text:style-name="P41"><text:span text:style-name="T13">3</text:span>) <text:s/><text:span text:style-name="T3">In Refferal <text:s/>page Information</text:span></text:p>
      <text:p text:style-name="P41"/>
      <text:p text:style-name="P44"><text:span text:style-name="T17">In Refferal page <text:s/>is used for only rendered the page 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3T12:40:07.383675391</meta:creation-date>
    <dc:date>2016-06-03T16:19:05.455772435</dc:date>
    <meta:editing-duration>PT3H8M27S</meta:editing-duration>
    <meta:editing-cycles>25</meta:editing-cycles>
    <meta:generator>LibreOffice/4.2.8.2$Linux_X86_64 LibreOffice_project/420m0$Build-2</meta:generator>
    <meta:document-statistic meta:table-count="0" meta:image-count="0" meta:object-count="0" meta:page-count="3" meta:paragraph-count="81" meta:word-count="1124" meta:character-count="6214" meta:non-whitespace-character-count="5054"/>
  </office:meta>
</office:document-meta>
</file>